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4ba24b" officeooo:paragraph-rsid="004ba24b"/>
    </style:style>
    <style:style style:name="P2" style:family="paragraph" style:parent-style-name="Text_20_body">
      <style:text-properties officeooo:rsid="004ba24b" officeooo:paragraph-rsid="004d392f"/>
    </style:style>
    <style:style style:name="P3" style:family="paragraph" style:parent-style-name="Heading_20_1" style:master-page-name="Right_20_Page">
      <style:paragraph-properties style:page-number="auto"/>
      <style:text-properties officeooo:rsid="004ba24b" officeooo:paragraph-rsid="004ba24b"/>
    </style:style>
    <style:style style:name="P4" style:family="paragraph" style:parent-style-name="Heading_20_2">
      <style:text-properties officeooo:paragraph-rsid="0044b8fe"/>
    </style:style>
    <style:style style:name="P5" style:family="paragraph" style:parent-style-name="Heading_20_3">
      <style:text-properties officeooo:rsid="004ba24b" officeooo:paragraph-rsid="004ba24b"/>
    </style:style>
    <style:style style:name="T1" style:family="text">
      <style:text-properties officeooo:rsid="004d392f"/>
    </style:style>
    <style:style style:name="T2" style:family="text">
      <style:text-properties officeooo:rsid="004dc5e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Land Of The Silver Birch</text:h>
      <text:p text:style-name="P4">(Traditional)</text:p>
      <text:p text:style-name="P5">[VERSE 1]</text:p>
      <text:p text:style-name="P1">Am <text:s text:c="23"/>Am <text:s text:c="9"/></text:p>
      <text:p text:style-name="P1">Land of the silver birch, home of the beaver</text:p>
      <text:p text:style-name="P1">Am <text:s text:c="13"/><text:span text:style-name="T1">C <text:s text:c="11"/>G</text:span> <text:s text:c="9"/>E<text:span text:style-name="T2">m</text:span></text:p>
      <text:p text:style-name="P1">Where still the mighty moose wanders at will</text:p>
      <text:p text:style-name="P1">Am <text:s text:c="11"/><text:span text:style-name="T1">C</text:span> <text:s text:c="11"/><text:span text:style-name="T1">G </text:span><text:s text:c="8"/>Am</text:p>
      <text:p text:style-name="P1">Blue lake and rocky shore, I will return once more</text:p>
      <text:p text:style-name="P1">Am <text:s text:c="14"/>Em <text:s text:c="2"/>Am <text:s text:c="14"/>Em</text:p>
      <text:p text:style-name="P1">Boom-diddy, boom boom Boom-diddy, boom boom</text:p>
      <text:p text:style-name="P1">Am <text:s text:c="14"/>Em <text:s text:c="2"/>Am <text:s text:c="2"/>Em <text:s text:c="2"/>Am</text:p>
      <text:p text:style-name="P1">Boom-diddy, boom boom boom boom <text:span text:style-name="T1">boom</text:span></text:p>
      <text:p text:style-name="Heading_20_3">[VERSE 2]</text:p>
      <text:p text:style-name="P1">Am <text:s text:c="22"/>Am <text:s text:c="11"/></text:p>
      <text:p text:style-name="P1">High upon a rocky ledge, I'll build my wigwam</text:p>
      <text:p text:style-name="P1">Am <text:s text:c="10"/><text:span text:style-name="T1">C</text:span> <text:s text:c="12"/><text:span text:style-name="T1">G</text:span> <text:s text:c="9"/>E<text:span text:style-name="T2">m</text:span></text:p>
      <text:p text:style-name="P1">Close to the water's edge, silent and still</text:p>
      <text:p text:style-name="P2">Am <text:s text:c="11"/><text:span text:style-name="T1">C</text:span> <text:s text:c="11"/><text:span text:style-name="T1">G </text:span><text:s text:c="8"/>Am</text:p>
      <text:p text:style-name="P2">Blue lake and rocky shore, I will return once more</text:p>
      <text:p text:style-name="P2">Am <text:s text:c="14"/>Em <text:s text:c="2"/>Am <text:s text:c="14"/>Em</text:p>
      <text:p text:style-name="P2">Boom-diddy, boom boom Boom-diddy, boom boom</text:p>
      <text:p text:style-name="P2">Am <text:s text:c="14"/>Em <text:s text:c="2"/>Am <text:s text:c="2"/>Em <text:s text:c="2"/>Am</text:p>
      <text:p text:style-name="P2">Boom-diddy, boom boom boom boom <text:span text:style-name="T1">boo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5H6M28S</meta:editing-duration>
    <meta:editing-cycles>59</meta:editing-cycles>
    <meta:generator>LibreOffice/5.2.7.2$Linux_X86_64 LibreOffice_project/20m0$Build-2</meta:generator>
    <dc:title>Lyrics + Chords</dc:title>
    <dc:date>2017-10-14T08:03:11.499926238</dc:date>
    <meta:print-date>2017-04-03T12:23:29.985893000</meta:print-date>
    <meta:document-statistic meta:table-count="0" meta:image-count="0" meta:object-count="0" meta:page-count="1" meta:paragraph-count="24" meta:word-count="126" meta:character-count="876" meta:non-whitespace-character-count="483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